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vigation</text:p>
      <text:p text:style-name="Standard"/>
      <text:p text:style-name="Standard">This is an important skill which allows players to penetrate areas off road. Road navigation is known to all players to begin with. Off road navigation takes into account the difficulty of the grade of the terrain, the density of plantlife and the stamina of the player themselves. Some types of scrubland may be impenetrable unless the Navigation skill is learned from a navigation Instructor. Other types of scrubland slow the player to a very low speed as they move through it. At Navigator level, a player as able to move slowly through otherwise impenetrable land, or move more quickly through land based on its density and their own skill level. At Instructor level the player can move at constant speed through scrub with only the terrains difficulty slowing them down. At Journeyman level, the player is able to construct the tools which assist in navigation such as hiking boots, compasses, limited quality maps and machet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5$Win32 OpenOffice.org_project/680m95$Build-8900</meta:generator>
    <meta:initial-creator>Tim St.Clair</meta:initial-creator>
    <meta:creation-date>2005-04-25T11:47:54</meta:creation-date>
    <dc:creator>Tim St.Clair</dc:creator>
    <dc:date>2005-04-25T11:53:29</dc:date>
    <dc:language>en-AU</dc:language>
    <meta:editing-cycles>2</meta:editing-cycles>
    <meta:editing-duration>PT5M35S</meta:editing-duration>
    <meta:user-defined meta:name="Info 1"/>
    <meta:user-defined meta:name="Info 2"/>
    <meta:user-defined meta:name="Info 3"/>
    <meta:user-defined meta:name="Info 4"/>
    <meta:document-statistic meta:table-count="0" meta:image-count="0" meta:object-count="0" meta:page-count="1" meta:paragraph-count="2" meta:word-count="157" meta:character-count="945"/>
  </office:meta>
</office:document-meta>
</file>